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9.368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54.792cm"/>
    </style:style>
    <style:style style:name="co8" style:family="table-column">
      <style:table-column-properties fo:break-before="auto" style:column-width="5.25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- log 10 (P-Value)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Genes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4145:Phagosome</text:p>
          </table:table-cell>
          <table:table-cell office:value-type="float" office:value="33" calcext:value-type="float">
            <text:p>33</text:p>
          </table:table-cell>
          <table:table-cell table:formula="of:= - LOG10([.E2])" office:value-type="float" office:value="7.08448554528475" calcext:value-type="float">
            <text:p>7.08</text:p>
          </table:table-cell>
          <table:table-cell office:value-type="float" office:value="0.00000008232172357791" calcext:value-type="float">
            <text:p>8.232172357791E-08</text:p>
          </table:table-cell>
          <table:table-cell office:value-type="float" office:value="2.52100840336134" calcext:value-type="float">
            <text:p>2.52100840336134</text:p>
          </table:table-cell>
          <table:table-cell office:value-type="string" calcext:value-type="string">
            <text:p>COLEC11, TFRC, NCF2, STX18, ITGB2, CTSS, SEC61A2, COMP, MRC2, HLA-DMA, FCGR3A, CD14, FCGR1A, ATP6V1D, ATP6V1C1, HLA-DQA1, DYNC1I1, ATP6V1F, HLA-DPA1, MSR1, DYNC1H1, M6PR, CYBB, HLA-C, CYBA, MARCO, CD209, HGS, HLA-DPB1, HLA-DRA, HLA-DRB1, RAB7A, HLA-DQB1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5140:Leishmaniasis</text:p>
          </table:table-cell>
          <table:table-cell office:value-type="float" office:value="19" calcext:value-type="float">
            <text:p>19</text:p>
          </table:table-cell>
          <table:table-cell table:formula="of:= - LOG10([.E3])" office:value-type="float" office:value="5.01693981256359" calcext:value-type="float">
            <text:p>5.02</text:p>
          </table:table-cell>
          <table:table-cell office:value-type="float" office:value="0.00000961745554285027" calcext:value-type="float">
            <text:p>9.61745554285027E-06</text:p>
          </table:table-cell>
          <table:table-cell office:value-type="float" office:value="1.4514896867838" calcext:value-type="float">
            <text:p>1.4514896867838</text:p>
          </table:table-cell>
          <table:table-cell office:value-type="string" calcext:value-type="string">
            <text:p>MT-ND6, MT-ND4, MT-ND5, NDUFA11, NCF2, MT-CO1, PIK3CD, COX7A1, COX5A, MT-ND3, UQCRH, AKT2, RAC2, CYC1, CAMK2G, PDK2, NDUFA6, ATP5PD, SMAD3, GSR, CYBB, NDUFC2, CYBA, MAPK14, MMP9, PPP1CA, PLCB4, NDUFS7, NDUFAB1, MT-CO2, MT-CO3, PLCB2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4640:Hematopoietic cell lineage</text:p>
          </table:table-cell>
          <table:table-cell office:value-type="float" office:value="21" calcext:value-type="float">
            <text:p>21</text:p>
          </table:table-cell>
          <table:table-cell table:formula="of:= - LOG10([.E4])" office:value-type="float" office:value="4.60682457942504" calcext:value-type="float">
            <text:p>4.61</text:p>
          </table:table-cell>
          <table:table-cell office:value-type="float" office:value="0.0000247272272747292" calcext:value-type="float">
            <text:p>2.47272272747292E-05</text:p>
          </table:table-cell>
          <table:table-cell office:value-type="float" office:value="1.60427807486631" calcext:value-type="float">
            <text:p>1.60427807486631</text:p>
          </table:table-cell>
          <table:table-cell office:value-type="string" calcext:value-type="string">
            <text:p>MT-ND6, SMARCD1, MT-ND4, MT-ND5, NDUFA11, MT-CO1, COX7A1, COX5A, MT-ND3, UQCRH, RPS6KA1, CYC1, ATP5MG, ATP5MF, COA5, NDUFA6, ATP5PD, RPS6, TSC2, NDUFC2, ACSL5, ACSL4, MAPK14, CREB3, ADCY9, NDUFS7, NDUFAB1, GNAS, MT-CO2, NDUFAF1, MT-CO3, FGFR1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4613:Neutrophil extracellular trap formation</text:p>
          </table:table-cell>
          <table:table-cell office:value-type="float" office:value="31" calcext:value-type="float">
            <text:p>31</text:p>
          </table:table-cell>
          <table:table-cell table:formula="of:= - LOG10([.E5])" office:value-type="float" office:value="4.30497057113136" calcext:value-type="float">
            <text:p>4.30</text:p>
          </table:table-cell>
          <table:table-cell office:value-type="float" office:value="0.0000495483764873102" calcext:value-type="float">
            <text:p>4.95483764873102E-05</text:p>
          </table:table-cell>
          <table:table-cell office:value-type="float" office:value="2.36822001527884" calcext:value-type="float">
            <text:p>2.36822001527884</text:p>
          </table:table-cell>
          <table:table-cell office:value-type="string" calcext:value-type="string">
            <text:p>TFRC, ZFYVE9, WASL, ASAP2, EGFR, SNX1, RAB11FIP1, SNX2, CYTH4, LDLRAP1, AP2M1, RAB8A, SNX6, SH3GLB2, SMAD3, SMURF1, CAV2, GBF1, HLA-C, AP2B1, RHOA, EPN1, ARFGAP1, RUFY1, DAB2, ARPC3, HGS, CAPZA1, NEDD4, CHMP4A, CHMP6, RAB7A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5415:Diabetic cardiomyopathy</text:p>
          </table:table-cell>
          <table:table-cell office:value-type="float" office:value="32" calcext:value-type="float">
            <text:p>32</text:p>
          </table:table-cell>
          <table:table-cell table:formula="of:= - LOG10([.E6])" office:value-type="float" office:value="4.19523196223771" calcext:value-type="float">
            <text:p>4.20</text:p>
          </table:table-cell>
          <table:table-cell office:value-type="float" office:value="0.0000637922672523322" calcext:value-type="float">
            <text:p>6.37922672523322E-05</text:p>
          </table:table-cell>
          <table:table-cell office:value-type="float" office:value="2.44461420932009" calcext:value-type="float">
            <text:p>2.44461420932009</text:p>
          </table:table-cell>
          <table:table-cell office:value-type="string" calcext:value-type="string">
            <text:p>HDAC3, NCF2, ITGB2, PIK3CD, FPR3, H2AC17, H2AC13, FCGR3A, H2AC14, AKT2, H3C11, PLCG2, RAC2, PLCG1, FCGR1A, H3C7, H3C8, CR1, SYK, H2BC5, H2BC6, CYBB, CYBA, MAPK14, H2BC18, H2BC12, H2BC14, PLCB4, TLR7, RAF1, PLCB2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5322:Systemic lupus erythematosus</text:p>
          </table:table-cell>
          <table:table-cell office:value-type="float" office:value="25" calcext:value-type="float">
            <text:p>25</text:p>
          </table:table-cell>
          <table:table-cell table:formula="of:= - LOG10([.E7])" office:value-type="float" office:value="4.18783787783815" calcext:value-type="float">
            <text:p>4.19</text:p>
          </table:table-cell>
          <table:table-cell office:value-type="float" office:value="0.0000648876614029896" calcext:value-type="float">
            <text:p>6.48876614029896E-05</text:p>
          </table:table-cell>
          <table:table-cell office:value-type="float" office:value="1.90985485103132" calcext:value-type="float">
            <text:p>1.90985485103132</text:p>
          </table:table-cell>
          <table:table-cell office:value-type="string" calcext:value-type="string">
            <text:p>NRP1, SPI1, ANAPC15, TRRAP, SRF, ITGB2, PIK3CD, CD3E, HLA-DMA, KAT5, AKT2, CDC26, EP300, JAK3, B2M, HLA-DQA1, HLA-DPA1, EGR2, SMAD3, HLA-C, KAT2B, CREB3, CD4, ADCY9, HLA-DPB1, HLA-DRA, TLN2, LTBR, HLA-DRB1, HLA-DQB1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4142:Lysosome</text:p>
          </table:table-cell>
          <table:table-cell office:value-type="float" office:value="24" calcext:value-type="float">
            <text:p>24</text:p>
          </table:table-cell>
          <table:table-cell table:formula="of:= - LOG10([.E8])" office:value-type="float" office:value="4.14713192433341" calcext:value-type="float">
            <text:p>4.15</text:p>
          </table:table-cell>
          <table:table-cell office:value-type="float" office:value="0.0000712636521783318" calcext:value-type="float">
            <text:p>7.12636521783318E-05</text:p>
          </table:table-cell>
          <table:table-cell office:value-type="float" office:value="1.83346065699007" calcext:value-type="float">
            <text:p>1.83346065699007</text:p>
          </table:table-cell>
          <table:table-cell office:value-type="string" calcext:value-type="string">
            <text:p>ITGB2, CTSS, MRC2, HLA-DMA, FCGR3A, AKT2, EP300, CD14, FCGR1A, CAMK2G, HLA-DQA1, HLA-DPA1, CD74, FCER1G, CR1, SYK, IFNGR1, MAPK14, RHOA, CD209, IL1B, HLA-DPB1, HLA-DRA, RAF1, CALM2, HLA-DRB1, RAB7A, HLA-DQB1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4664:Fc epsilon RI signaling pathway</text:p>
          </table:table-cell>
          <table:table-cell office:value-type="float" office:value="16" calcext:value-type="float">
            <text:p>16</text:p>
          </table:table-cell>
          <table:table-cell table:formula="of:= - LOG10([.E9])" office:value-type="float" office:value="4.02685776791375" calcext:value-type="float">
            <text:p>4.03</text:p>
          </table:table-cell>
          <table:table-cell office:value-type="float" office:value="0.0000940031121742643" calcext:value-type="float">
            <text:p>9.40031121742643E-05</text:p>
          </table:table-cell>
          <table:table-cell office:value-type="float" office:value="1.22230710466005" calcext:value-type="float">
            <text:p>1.22230710466005</text:p>
          </table:table-cell>
          <table:table-cell office:value-type="string" calcext:value-type="string">
            <text:p>C1QB, C1S, H2AC17, C2, C4A, H2AC13, HLA-DMA, FCGR3A, H2AC14, H3C11, FCGR1A, H3C7, HLA-DQA1, HLA-DPA1, H3C8, H2BC5, H2BC6, H2BC18, H2BC12, H2BC14, HLA-DPB1, CD28, HLA-DRA, HLA-DRB1, HLA-DQB1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4612:Antigen processing and presentation</text:p>
          </table:table-cell>
          <table:table-cell office:value-type="float" office:value="17" calcext:value-type="float">
            <text:p>17</text:p>
          </table:table-cell>
          <table:table-cell table:formula="of:= - LOG10([.E10])" office:value-type="float" office:value="3.73469880455405" calcext:value-type="float">
            <text:p>3.73</text:p>
          </table:table-cell>
          <table:table-cell office:value-type="float" office:value="0.000184204907144932" calcext:value-type="float">
            <text:p>0.000184204907144932</text:p>
          </table:table-cell>
          <table:table-cell office:value-type="float" office:value="1.2987012987013" calcext:value-type="float">
            <text:p>1.2987012987013</text:p>
          </table:table-cell>
          <table:table-cell office:value-type="string" calcext:value-type="string">
            <text:p>CTSA, AP1B1, M6PR, AP3D1, LAPTM5, LIPA, CTSS, AP1G2, GNPTAB, GLB1, CTSK, DMXL1, PSAP, AP1S2, ACP5, IDS, WDR7, TPP1, DNASE2, CTSF, GUSB, CTSC, CTSB, LGMN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5152:Tuberculosis</text:p>
          </table:table-cell>
          <table:table-cell office:value-type="float" office:value="28" calcext:value-type="float">
            <text:p>28</text:p>
          </table:table-cell>
          <table:table-cell table:formula="of:= - LOG10([.E11])" office:value-type="float" office:value="3.58852821626835" calcext:value-type="float">
            <text:p>3.59</text:p>
          </table:table-cell>
          <table:table-cell office:value-type="float" office:value="0.000257912139254145" calcext:value-type="float">
            <text:p>0.000257912139254145</text:p>
          </table:table-cell>
          <table:table-cell office:value-type="float" office:value="2.13903743315508" calcext:value-type="float">
            <text:p>2.13903743315508</text:p>
          </table:table-cell>
          <table:table-cell office:value-type="string" calcext:value-type="string">
            <text:p>MT-ND6, MT-ND4, ATP5PD, MT-ND5, NDUFA6, NDUFA11, MT-CO1, NDUFC2, COX5A, COX7A1, MT-ND3, UQCRH, NDUFS7, NDUFAB1, MT-CO2, CYC1, MT-CO3, ATP5MG, ATP6V1D, ATP5MF, ATP6V1C1, ATP6V1F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4666:Fc gamma R-mediated phagocytosis</text:p>
          </table:table-cell>
          <table:table-cell office:value-type="float" office:value="18" calcext:value-type="float">
            <text:p>18</text:p>
          </table:table-cell>
          <table:table-cell table:formula="of:= - LOG10([.E12])" office:value-type="float" office:value="3.17778762852617" calcext:value-type="float">
            <text:p>3.18</text:p>
          </table:table-cell>
          <table:table-cell office:value-type="float" office:value="0.000664067722384793" calcext:value-type="float">
            <text:p>0.000664067722384793</text:p>
          </table:table-cell>
          <table:table-cell office:value-type="float" office:value="1.37509549274255" calcext:value-type="float">
            <text:p>1.37509549274255</text:p>
          </table:table-cell>
          <table:table-cell office:value-type="string" calcext:value-type="string">
            <text:p>RALA, FCER1G, SYK, GAB1, PIK3CD, TSC2, GAB2, AGPAT2, RHOA, EGFR, ADCY9, PLCB4, CYTH4, AKT2, PLCG2, GNAS, FCER1A, FYN, PLCG1, RAF1, PLCB2, DGKH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4650:Natural killer cell mediated cytotoxicity</text:p>
          </table:table-cell>
          <table:table-cell office:value-type="float" office:value="20" calcext:value-type="float">
            <text:p>20</text:p>
          </table:table-cell>
          <table:table-cell table:formula="of:= - LOG10([.E13])" office:value-type="float" office:value="3.17168682984714" calcext:value-type="float">
            <text:p>3.17</text:p>
          </table:table-cell>
          <table:table-cell office:value-type="float" office:value="0.000673462115385502" calcext:value-type="float">
            <text:p>0.000673462115385502</text:p>
          </table:table-cell>
          <table:table-cell office:value-type="float" office:value="1.52788388082506" calcext:value-type="float">
            <text:p>1.52788388082506</text:p>
          </table:table-cell>
          <table:table-cell office:value-type="string" calcext:value-type="string">
            <text:p>CSF1R, CR1, ITGA4, TFRC, IL11RA, CD3E, CSF2RA, HLA-DMA, CD4, CD8A, IL1B, ANPEP, HLA-DPB1, HLA-DRA, ITGA6, CD14, FCGR1A, HLA-DQA1, HLA-DRB1, HLA-DPA1, HLA-DQB1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4714:Thermogenesis</text:p>
          </table:table-cell>
          <table:table-cell office:value-type="float" office:value="32" calcext:value-type="float">
            <text:p>32</text:p>
          </table:table-cell>
          <table:table-cell table:formula="of:= - LOG10([.E14])" office:value-type="float" office:value="3.14889483237157" calcext:value-type="float">
            <text:p>3.15</text:p>
          </table:table-cell>
          <table:table-cell office:value-type="float" office:value="0.000709749618286917" calcext:value-type="float">
            <text:p>0.000709749618286917</text:p>
          </table:table-cell>
          <table:table-cell office:value-type="float" office:value="2.44461420932009" calcext:value-type="float">
            <text:p>2.44461420932009</text:p>
          </table:table-cell>
          <table:table-cell office:value-type="string" calcext:value-type="string">
            <text:p>CSF1R, SPI1, SYK, IFNGR1, NCF2, PIK3CD, TREM2, ITPR3, CYBA, GAB2, MAPK14, FCGR3A, TYROBP, IL1B, CTSK, AKT2, PLCG2, ACP5, LCP2, FYN, FCGR1A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0190:Oxidative phosphorylation</text:p>
          </table:table-cell>
          <table:table-cell office:value-type="float" office:value="22" calcext:value-type="float">
            <text:p>22</text:p>
          </table:table-cell>
          <table:table-cell table:formula="of:= - LOG10([.E15])" office:value-type="float" office:value="3.06138885283909" calcext:value-type="float">
            <text:p>3.06</text:p>
          </table:table-cell>
          <table:table-cell office:value-type="float" office:value="0.000868182739221149" calcext:value-type="float">
            <text:p>0.000868182739221149</text:p>
          </table:table-cell>
          <table:table-cell office:value-type="float" office:value="1.68067226890756" calcext:value-type="float">
            <text:p>1.68067226890756</text:p>
          </table:table-cell>
          <table:table-cell office:value-type="string" calcext:value-type="string">
            <text:p>VAV3, FCER1G, SYK, IFNGR1, ITGB2, PIK3CD, GZMB, VAV1, FCGR3A, TYROBP, TNFSF10, PLCG2, RAC2, LCP2, CD48, FYN, PTPN6, PLCG1, RAF1, HCST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4520:Adherens junction</text:p>
          </table:table-cell>
          <table:table-cell office:value-type="float" office:value="17" calcext:value-type="float">
            <text:p>17</text:p>
          </table:table-cell>
          <table:table-cell table:formula="of:= - LOG10([.E16])" office:value-type="float" office:value="3.03263459171881" calcext:value-type="float">
            <text:p>3.03</text:p>
          </table:table-cell>
          <table:table-cell office:value-type="float" office:value="0.000927609971005092" calcext:value-type="float">
            <text:p>0.000927609971005092</text:p>
          </table:table-cell>
          <table:table-cell office:value-type="float" office:value="1.2987012987013" calcext:value-type="float">
            <text:p>1.2987012987013</text:p>
          </table:table-cell>
          <table:table-cell office:value-type="string" calcext:value-type="string">
            <text:p>GUCY1A1, FCER1G, SYK, PIK3CD, ITPR3, MAPK14, RHOA, ARHGAP35, PPP1CA, VAMP8, APBB1IP, ADCY9, PLCB4, AKT2, PLCG2, GNAS, LCP2, FYN, TLN2, PLCB2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5150:Staphylococcus aureus infection</text:p>
          </table:table-cell>
          <table:table-cell office:value-type="float" office:value="18" calcext:value-type="float">
            <text:p>18</text:p>
          </table:table-cell>
          <table:table-cell table:formula="of:= - LOG10([.E17])" office:value-type="float" office:value="3.0258366553092" calcext:value-type="float">
            <text:p>3.03</text:p>
          </table:table-cell>
          <table:table-cell office:value-type="float" office:value="0.000942243922004986" calcext:value-type="float">
            <text:p>0.000942243922004986</text:p>
          </table:table-cell>
          <table:table-cell office:value-type="float" office:value="1.37509549274255" calcext:value-type="float">
            <text:p>1.37509549274255</text:p>
          </table:table-cell>
          <table:table-cell office:value-type="string" calcext:value-type="string">
            <text:p>CR1, ITGA4, IFNGR1, NCF2, ITGB2, CYBB, CYBA, MAPK14, HLA-DMA, FCGR3A, IL1B, HLA-DPB1, HLA-DRA, PTPN6, FCGR1A, HLA-DQA1, HLA-DRB1, HLA-DPA1, HLA-DQB1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4940:Type I diabetes mellitus</text:p>
          </table:table-cell>
          <table:table-cell office:value-type="float" office:value="11" calcext:value-type="float">
            <text:p>11</text:p>
          </table:table-cell>
          <table:table-cell table:formula="of:= - LOG10([.E18])" office:value-type="float" office:value="3.02273233536773" calcext:value-type="float">
            <text:p>3.02</text:p>
          </table:table-cell>
          <table:table-cell office:value-type="float" office:value="0.00094900317329574" calcext:value-type="float">
            <text:p>0.00094900317329574</text:p>
          </table:table-cell>
          <table:table-cell office:value-type="float" office:value="0.840336134453782" calcext:value-type="float">
            <text:p>0.840336134453782</text:p>
          </table:table-cell>
          <table:table-cell office:value-type="string" calcext:value-type="string">
            <text:p>VAV3, PIK3CD, PPP2R2A, PPP2R3A, CD3E, MAPK14, RHOA, VAV1, CD4, PTPRC, CD8A, AKT2, PPP2R2D, CD28, LCP2, FYN, PTPN6, PLCG1, RAF1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5332:Graft-versus-host disease</text:p>
          </table:table-cell>
          <table:table-cell office:value-type="float" office:value="11" calcext:value-type="float">
            <text:p>11</text:p>
          </table:table-cell>
          <table:table-cell table:formula="of:= - LOG10([.E19])" office:value-type="float" office:value="2.94206265573284" calcext:value-type="float">
            <text:p>2.94</text:p>
          </table:table-cell>
          <table:table-cell office:value-type="float" office:value="0.00114271346344694" calcext:value-type="float">
            <text:p>0.00114271346344694</text:p>
          </table:table-cell>
          <table:table-cell office:value-type="float" office:value="0.840336134453782" calcext:value-type="float">
            <text:p>0.840336134453782</text:p>
          </table:table-cell>
          <table:table-cell office:value-type="string" calcext:value-type="string">
            <text:p>VAV3, SYK, PIK3CD, ASAP2, GAB2, PLA2G6, VAV1, FCGR3A, PTPRC, ARPC3, AKT2, CFL1, PLCG2, RAC2, PLCG1, FCGR1A, RAF1, DOCK1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5323:Rheumatoid arthritis</text:p>
          </table:table-cell>
          <table:table-cell office:value-type="float" office:value="17" calcext:value-type="float">
            <text:p>17</text:p>
          </table:table-cell>
          <table:table-cell table:formula="of:= - LOG10([.E20])" office:value-type="float" office:value="2.93009168407746" calcext:value-type="float">
            <text:p>2.93</text:p>
          </table:table-cell>
          <table:table-cell office:value-type="float" office:value="0.0011746495480378" calcext:value-type="float">
            <text:p>0.0011746495480378</text:p>
          </table:table-cell>
          <table:table-cell office:value-type="float" office:value="1.2987012987013" calcext:value-type="float">
            <text:p>1.2987012987013</text:p>
          </table:table-cell>
          <table:table-cell office:value-type="string" calcext:value-type="string">
            <text:p>C1QB, C1S, ITGB2, FPR3, C2, C4A, HLA-DMA, FCGR3A, KRT18, KRT14, HLA-DPB1, C3AR1, HLA-DRA, FCGR1A, HLA-DQA1, HLA-DRB1, HLA-DPA1, HLA-DQB1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5416:Viral myocarditis</text:p>
          </table:table-cell>
          <table:table-cell office:value-type="float" office:value="14" calcext:value-type="float">
            <text:p>14</text:p>
          </table:table-cell>
          <table:table-cell table:formula="of:= - LOG10([.E21])" office:value-type="float" office:value="2.87609966617149" calcext:value-type="float">
            <text:p>2.88</text:p>
          </table:table-cell>
          <table:table-cell office:value-type="float" office:value="0.0013301491272375" calcext:value-type="float">
            <text:p>0.0013301491272375</text:p>
          </table:table-cell>
          <table:table-cell office:value-type="float" office:value="1.06951871657754" calcext:value-type="float">
            <text:p>1.06951871657754</text:p>
          </table:table-cell>
          <table:table-cell office:value-type="string" calcext:value-type="string">
            <text:p>CD74, HSPA5, HLA-C, IFI30, CTSS, HLA-DMA, CD4, CD8A, HLA-DPB1, HLA-DRA, B2M, HLA-DQA1, HLA-DRB1, CTSB, HLA-DPA1, LGMN, HLA-DQB1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5166:Human T-cell leukemia virus 1 infection</text:p>
          </table:table-cell>
          <table:table-cell office:value-type="float" office:value="30" calcext:value-type="float">
            <text:p>30</text:p>
          </table:table-cell>
          <table:table-cell table:formula="of:= - LOG10([.E22])" office:value-type="float" office:value="2.82392860957389" calcext:value-type="float">
            <text:p>2.82</text:p>
          </table:table-cell>
          <table:table-cell office:value-type="float" office:value="0.00149993137775433" calcext:value-type="float">
            <text:p>0.00149993137775433</text:p>
          </table:table-cell>
          <table:table-cell office:value-type="float" office:value="2.29182582123759" calcext:value-type="float">
            <text:p>2.29182582123759</text:p>
          </table:table-cell>
          <table:table-cell office:value-type="string" calcext:value-type="string">
            <text:p>FARP2, TCF7L1, SMAD3, SMURF1, LEF1, PTPRM, PTPRJ, WASL, RHOA, EGFR, PDCD10, RAC2, EP300, FYN, PTPN6, NECTIN3, FGFR1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5330:Allograft rejection</text:p>
          </table:table-cell>
          <table:table-cell office:value-type="float" office:value="10" calcext:value-type="float">
            <text:p>10</text:p>
          </table:table-cell>
          <table:table-cell table:formula="of:= - LOG10([.E23])" office:value-type="float" office:value="2.8210361887643" calcext:value-type="float">
            <text:p>2.82</text:p>
          </table:table-cell>
          <table:table-cell office:value-type="float" office:value="0.00150995432788665" calcext:value-type="float">
            <text:p>0.00150995432788665</text:p>
          </table:table-cell>
          <table:table-cell office:value-type="float" office:value="0.763941940412529" calcext:value-type="float">
            <text:p>0.763941940412529</text:p>
          </table:table-cell>
          <table:table-cell office:value-type="string" calcext:value-type="string">
            <text:p>CCL3L3, ITGB2, TNFSF13B, HLA-DMA, IL1B, CTSK, HLA-DPB1, CD28, HLA-DRA, ACP5, ATP6V1D, HLA-DQA1, ATP6V1C1, HLA-DRB1, HLA-DPA1, HLA-DQB1, ATP6V1F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5310:Asthma</text:p>
          </table:table-cell>
          <table:table-cell office:value-type="float" office:value="9" calcext:value-type="float">
            <text:p>9</text:p>
          </table:table-cell>
          <table:table-cell table:formula="of:= - LOG10([.E24])" office:value-type="float" office:value="2.80044401779496" calcext:value-type="float">
            <text:p>2.80</text:p>
          </table:table-cell>
          <table:table-cell office:value-type="float" office:value="0.00158327364352753" calcext:value-type="float">
            <text:p>0.00158327364352753</text:p>
          </table:table-cell>
          <table:table-cell office:value-type="float" office:value="0.687547746371276" calcext:value-type="float">
            <text:p>0.687547746371276</text:p>
          </table:table-cell>
          <table:table-cell office:value-type="string" calcext:value-type="string">
            <text:p>VAV3, FCER1G, SYK, PIK3CD, GAB2, MAPK14, VAV1, AKT2, ALOX5AP, PLCG2, RAC2, FCER1A, LCP2, FYN, PLCG1, RAF1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4611:Platelet activation</text:p>
          </table:table-cell>
          <table:table-cell office:value-type="float" office:value="20" calcext:value-type="float">
            <text:p>20</text:p>
          </table:table-cell>
          <table:table-cell table:formula="of:= - LOG10([.E25])" office:value-type="float" office:value="2.77520408091961" calcext:value-type="float">
            <text:p>2.78</text:p>
          </table:table-cell>
          <table:table-cell office:value-type="float" office:value="0.00167801531046972" calcext:value-type="float">
            <text:p>0.00167801531046972</text:p>
          </table:table-cell>
          <table:table-cell office:value-type="float" office:value="1.52788388082506" calcext:value-type="float">
            <text:p>1.52788388082506</text:p>
          </table:table-cell>
          <table:table-cell office:value-type="string" calcext:value-type="string">
            <text:p>MAML1, IFNGR1, CD3E, MAPK14, RBPJ, HLA-DMA, CD4, HLA-DPB1, HLA-DRA, STAT6, PLCG1, JAK3, HLA-DQA1, HLA-DRB1, HLA-DPA1, HLA-DQB1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4072:Phospholipase D signaling pathway</text:p>
          </table:table-cell>
          <table:table-cell office:value-type="float" office:value="22" calcext:value-type="float">
            <text:p>22</text:p>
          </table:table-cell>
          <table:table-cell table:formula="of:= - LOG10([.E26])" office:value-type="float" office:value="2.63347650985007" calcext:value-type="float">
            <text:p>2.63</text:p>
          </table:table-cell>
          <table:table-cell office:value-type="float" office:value="0.00232553826634611" calcext:value-type="float">
            <text:p>0.00232553826634611</text:p>
          </table:table-cell>
          <table:table-cell office:value-type="float" office:value="1.68067226890756" calcext:value-type="float">
            <text:p>1.68067226890756</text:p>
          </table:table-cell>
          <table:table-cell office:value-type="string" calcext:value-type="string">
            <text:p>ITGB2, HLA-C, HLA-DMA, HLA-DPB1, CD28, RAC2, ABL1, HLA-DRA, FYN, HLA-DQA1, HLA-DRB1, HLA-DPA1, HLA-DQB1, SNTA1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4144:Endocytosis</text:p>
          </table:table-cell>
          <table:table-cell office:value-type="float" office:value="32" calcext:value-type="float">
            <text:p>32</text:p>
          </table:table-cell>
          <table:table-cell table:formula="of:= - LOG10([.E27])" office:value-type="float" office:value="2.62250049837437" calcext:value-type="float">
            <text:p>2.62</text:p>
          </table:table-cell>
          <table:table-cell office:value-type="float" office:value="0.00238506105848816" calcext:value-type="float">
            <text:p>0.00238506105848816</text:p>
          </table:table-cell>
          <table:table-cell office:value-type="float" office:value="2.44461420932009" calcext:value-type="float">
            <text:p>2.44461420932009</text:p>
          </table:table-cell>
          <table:table-cell office:value-type="string" calcext:value-type="string">
            <text:p>HLA-DMA, IL1B, HLA-DPB1, CD28, HLA-DRA, HLA-C, GZMB, HLA-DRB1, HLA-DQA1, HLA-DPA1, HLA-DQB1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4658:Th1 and Th2 cell differentiation</text:p>
          </table:table-cell>
          <table:table-cell office:value-type="float" office:value="16" calcext:value-type="float">
            <text:p>16</text:p>
          </table:table-cell>
          <table:table-cell table:formula="of:= - LOG10([.E28])" office:value-type="float" office:value="2.58955176195918" calcext:value-type="float">
            <text:p>2.59</text:p>
          </table:table-cell>
          <table:table-cell office:value-type="float" office:value="0.00257305007379167" calcext:value-type="float">
            <text:p>0.00257305007379167</text:p>
          </table:table-cell>
          <table:table-cell office:value-type="float" office:value="1.22230710466005" calcext:value-type="float">
            <text:p>1.22230710466005</text:p>
          </table:table-cell>
          <table:table-cell office:value-type="string" calcext:value-type="string">
            <text:p>HLA-DMA, IL1B, HLA-DPB1, CD28, HLA-DRA, HLA-C, GZMB, HLA-DRB1, HLA-DQA1, HLA-DPA1, HLA-DQB1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4672:Intestinal immune network for IgA production</text:p>
          </table:table-cell>
          <table:table-cell office:value-type="float" office:value="11" calcext:value-type="float">
            <text:p>11</text:p>
          </table:table-cell>
          <table:table-cell table:formula="of:= - LOG10([.E29])" office:value-type="float" office:value="2.57626081038684" calcext:value-type="float">
            <text:p>2.58</text:p>
          </table:table-cell>
          <table:table-cell office:value-type="float" office:value="0.00265301184876232" calcext:value-type="float">
            <text:p>0.00265301184876232</text:p>
          </table:table-cell>
          <table:table-cell office:value-type="float" office:value="0.840336134453782" calcext:value-type="float">
            <text:p>0.840336134453782</text:p>
          </table:table-cell>
          <table:table-cell office:value-type="string" calcext:value-type="string">
            <text:p>HLA-DMA, ITGA4, HLA-DPB1, CD28, HLA-DRA, LTBR, HLA-DRB1, HLA-DQA1, TNFSF13B, HLA-DPA1, HLA-DQB1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4660:T cell receptor signaling pathway</text:p>
          </table:table-cell>
          <table:table-cell office:value-type="float" office:value="19" calcext:value-type="float">
            <text:p>19</text:p>
          </table:table-cell>
          <table:table-cell table:formula="of:= - LOG10([.E30])" office:value-type="float" office:value="2.55139324146304" calcext:value-type="float">
            <text:p>2.55</text:p>
          </table:table-cell>
          <table:table-cell office:value-type="float" office:value="0.00280935588548696" calcext:value-type="float">
            <text:p>0.00280935588548696</text:p>
          </table:table-cell>
          <table:table-cell office:value-type="float" office:value="1.4514896867838" calcext:value-type="float">
            <text:p>1.4514896867838</text:p>
          </table:table-cell>
          <table:table-cell office:value-type="string" calcext:value-type="string">
            <text:p>HLA-DMA, HLA-DPB1, CD28, HLA-DRA, HLA-C, GZMB, HLA-DRB1, HLA-DQA1, HLA-DPA1, HLA-DQB1</text:p>
          </table:table-cell>
          <table:table-cell/>
        </table:table-row>
        <table:table-row table:style-name="ro1">
          <table:table-cell office:value-type="string" calcext:value-type="string">
            <text:p>KEGG_PATHWAY</text:p>
          </table:table-cell>
          <table:table-cell office:value-type="string" calcext:value-type="string">
            <text:p>hsa04380:Osteoclast differentiation</text:p>
          </table:table-cell>
          <table:table-cell office:value-type="float" office:value="21" calcext:value-type="float">
            <text:p>21</text:p>
          </table:table-cell>
          <table:table-cell table:formula="of:= - LOG10([.E31])" office:value-type="float" office:value="2.494560653477" calcext:value-type="float">
            <text:p>2.49</text:p>
          </table:table-cell>
          <table:table-cell office:value-type="float" office:value="0.00320213285419073" calcext:value-type="float">
            <text:p>0.00320213285419073</text:p>
          </table:table-cell>
          <table:table-cell office:value-type="float" office:value="1.60427807486631" calcext:value-type="float">
            <text:p>1.60427807486631</text:p>
          </table:table-cell>
          <table:table-cell office:value-type="string" calcext:value-type="string">
            <text:p>HLA-DMA, FCER1G, HLA-DPB1, HLA-DRA, FCER1A, HLA-DRB1, HLA-DQA1, HLA-DPA1, HLA-DQB1</text:p>
          </table:table-cell>
          <table:table-cell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G31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1:07:20.588703728</meta:creation-date>
    <dc:date>2025-06-21T21:26:34.182213242</dc:date>
    <meta:editing-duration>PT12H43M8S</meta:editing-duration>
    <meta:editing-cycles>7</meta:editing-cycles>
    <meta:generator>LibreOffice/7.3.7.2$Linux_X86_64 LibreOffice_project/30$Build-2</meta:generator>
    <meta:document-statistic meta:table-count="1" meta:cell-count="217" meta:object-count="0"/>
  </office:meta>
</office:document-meta>
</file>